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true" fo:line-height="100%" fo:text-align="center" style:justify-single-word="false" fo:text-indent="0.4925in" style:auto-text-indent="false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</style:style>
    <style:style style:name="P3" style:family="paragraph" style:parent-style-name="Standard">
      <style:paragraph-properties fo:margin-top="0in" fo:margin-bottom="0in" style:contextual-spacing="true" fo:line-height="100%" fo:text-align="justify" style:justify-single-word="false" fo:text-indent="0.3937in" style:auto-text-indent="false"/>
    </style:style>
    <style:style style:name="P4" style:family="paragraph" style:parent-style-name="Standard" style:list-style-name="WWNum1">
      <style:paragraph-properties fo:margin-top="0in" fo:margin-bottom="0in" style:contextual-spacing="true" fo:line-height="10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</style:style>
    <style:style style:name="P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7" style:family="paragraph" style:parent-style-name="Standard">
      <style:paragraph-properties fo:margin-top="0in" fo:margin-bottom="0in" style:contextual-spacing="true" fo:line-height="100%" fo:text-align="center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10b83b" officeooo:paragraph-rsid="0010b83b" style:font-size-asian="14pt" style:font-size-complex="14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Liberation Serif" fo:font-size="16pt" style:text-underline-style="solid" style:text-underline-width="auto" style:text-underline-color="font-color" fo:font-weight="bold" officeooo:rsid="0010b83b" officeooo:paragraph-rsid="0010b83b" style:font-size-asian="16pt" style:font-weight-asian="bold" style:font-size-complex="16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weight-complex="bold" loext:padding="0in" loext:border="none" loext:shadow="none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Практическое задание 18. </text:span><text:span text:style-name="T1"/></text:p>
      <text:p text:style-name="P1" loext:marker-style-name="T1"><text:span text:style-name="T1">Общество и личность – противоречивое единство</text:span><text:span text:style-name="T1"/></text:p>
      <text:p text:style-name="P7" loext:marker-style-name="T2"><text:bookmark text:name="_GoBack"/></text:p>
      <text:p text:style-name="P2" loext:marker-style-name="T3"><text:span text:style-name="T3"><text:s text:c="8"/>Изучение данной темы призвано внести вклад в достижение результатов</text:span><text:span text:style-name="T3"/></text:p>
      <text:p text:style-name="P2" loext:marker-style-name="T3"><text:span text:style-name="T4">личностных: </text:span><text:span text:style-name="T3">осознание противоречий между обществом и личностью.</text:span></text:p>
      <text:p text:style-name="P2" loext:marker-style-name="T3"><text:span text:style-name="T4">метапредметных: </text:span><text:span text:style-name="T3">умение классифицировать представления о человеке на <text:s/>основе самостоятельно выявленных оснований сравнения; критическое восприятие информации, отражающей различные подходы к освещению и интерпретации проблем; формулирование на этой основе собственных заключений и оценочных суждений; способность давать основанные оценки отдельным явлениям.</text:span></text:p>
      <text:p text:style-name="P2" loext:marker-style-name="T3"><text:span text:style-name="T4">предметных: </text:span><text:span text:style-name="T3">владение понятиями «индивид», «индивидуальность», «личность»; целостное представление об основных проблемах социализации. </text:span></text:p>
      <text:p text:style-name="P6" loext:marker-style-name="T3"><text:span text:style-name="T4"><text:s text:c="8"/>Для достижения поставленной цели решаются следующие задачи: </text:span><text:span text:style-name="T3">1) представить многообразие форм социализации; 2) систематизировать знания о структуре личности; 3) выработать представление о философском понимании отчуждения.</text:span></text:p>
      <text:p text:style-name="P3" loext:marker-style-name="T6"><text:span text:style-name="T5">При подготовке к практическому занятию</text:span><text:span text:style-name="T6"> по следующему плану:</text:span></text:p>
      <text:list text:style-name="WWNum1">
        <text:list-item>
          <text:p text:style-name="P4" loext:marker-style-name="T6"><text:span text:style-name="T6">Индивид. Индивидуальность. Личность. </text:span><text:span text:style-name="T6"/></text:p>
        </text:list-item>
        <text:list-item>
          <text:p text:style-name="P4" loext:marker-style-name="T6"><text:span text:style-name="T6">Потребности человека (по статье Симонова П.В., Ершова П.М. Структура потребностей //Происхождение духовности. М., 1989). </text:span><text:span text:style-name="T6"/></text:p>
        </text:list-item>
        <text:list-item>
          <text:p text:style-name="P4" loext:marker-style-name="T6"><text:span text:style-name="T6">Аксиология. Понятие ценности. </text:span><text:span text:style-name="T6"/></text:p>
        </text:list-item>
      </text:list>
      <text:p text:style-name="P5" loext:marker-style-name="T6"><text:span text:style-name="T6">следует </text:span><text:span text:style-name="T5">законспектировать статью Симонова П.В., Ершова П.М. Структура потребностей //Происхождение духовности. М., 1989.</text:span><text:span text:style-name="T6"> </text:span></text:p>
      <text:p text:style-name="P5" loext:marker-style-name="T7"><text:span text:style-name="T6"><text:s text:c="7"/>При конспектировании статьи, следует обратить внимание, что Симонов П.В. </text:span><text:span text:style-name="T7">создал классификацию потребностей, в которой наряду с тремя базисными потребностями (витальными, социальными, идеальными) выделил потребность в вооруженности (знаниями, умениями, навыками) и потребность в преодолении препятствий на пути к цели (воля). Описал феномен эмоционального резонанса, который обнаруживается на ранних этапах эволюции живой природы и который у человека воспитанием может быть развит в способность к сочувствию и сопереживанию.</text:span></text:p>
      <text:p text:style-name="Standard"/>
      <text:p text:style-name="P9">Конспект</text:p>
      <text:p text:style-name="P8"><text:tab/>Индивид — это отдельный представитель человеческого рода, рассматриваемый как носитель биологических и психофизиологических свойств. Этот термин подчеркивает уникальность каждого человека в его природном и биологическом аспектах, отделяя его от других живых существ. Индивид обладает врожденными характеристиками, такими как генетическая предрасположенность, физиологические особенности и врожденные инстинкты.</text:p>
      <text:p text:style-name="P8"/>
      <text:p text:style-name="P8"><text:tab/>Индивидуальность — это совокупность уникальных черт и качеств, которые отличают одного человека от других. Она включает в себя как врожденные, так и приобретенные свойства, такие как темперамент, характер, способности, интересы и предпочтения. Индивидуальность проявляется в уникальном сочетании этих качеств и определяет способ, которым человек взаимодействует с окружающим миром, решает проблемы и достигает своих целей.</text:p>
      <text:p text:style-name="P8"/>
      <text:p text:style-name="P8"><text:tab/>Личность — это социально обусловленный и развивающийся аспект индивида, который формируется в процессе социальной жизни и взаимодействия с другими людьми. Личность включает в себя социальные роли, убеждения, ценности, цели и мотивы. Она отражает способность человека к осознанию себя и своего места в обществе, а также к сознательному управлению своим поведением в соответствии с социальными нормами и ожиданиями. Личность формируется под влиянием воспитания, образования, культурных и социальных факторов, и постоянно развивается на протяжении всей жизни.</text:p>
      <text:p text:style-name="P8"><text:tab/>Основные потребности:</text:p>
      <text:p text:style-name="P8"><text:tab/>1. Витальные потребности в пище, воде, сне, температурном комфорте и защите от внешних вредностей призваны обеспечить существование человека. Потребность в экономии сил, стимулирующая поиск эффективных способов достижения целей. Этот принцип лежит в основе изобретательства, технического творчества и совершенствования навыков, но может привести к лени, если не контролируется.</text:p>
      <text:p text:style-name="P8"><text:tab/>2. Социальные потребности включают желание принадлежать к группе, получать внимание, уважение и любовь. Они делятся на потребности «для <text:soft-page-break/>себя» и «для других», связанные с правами и обязанностями. Сознание справедливости отражает исторические отношения между правами и обязанностями в обществе. Потребности «для себя» и «для других» имеют социально полезные функции. Следование нормам общества необходимо для его существования. Нормы формируются под влиянием различных факторов и отражаются в общественном сознании, морали и законах. Хорошо укоренившиеся нормы становятся привычкой и переходят в подсознание, определяя поведение человека.</text:p>
      <text:p text:style-name="P8"><text:tab/>3. Идеальные потребности включают желание познания окружающего мира, своего места в нем и смысла существования. Человек стремится понять законы и правила, управляющие миром, и создает модели мира на основе этого понимания, будь то научные теории, искусство или мифы.</text:p>
      <text:p text:style-name="P8"><text:tab/>Потребности делятся на сохранение и развитие. Развитие превышает норму, побуждая человека к расширению и улучшению. Личность определяется композицией и иерархией потребностей, где доминирующая потребность формирует ядро личности.</text:p>
      <text:p text:style-name="P8"><text:tab/>Помимо основных групп потребностей существуют две вспомогательные: потребность в вооруженности и потребность в преодолении препятствий на пути к цели, которая называется волей. Человек должен быть вооружен соответствующими способами и средствами, чтобы удовлетворить свои производственные потребности. Потребность в вооруженности удовлетворяется с помощью механизмов сознания, подсознания и сверхсознания. Сознание включает знания и практические навыки, подсознание включает все осознаваемое или осознаваемое в определенных условиях, включая социальные нормы.</text:p>
      <text:p text:style-name="P8"><text:tab/>Подсознание наполняется опытом через подражательное поведение, когда ребенок имитирует поведение окружающих, что становится внутренними регуляторами его поступков. Это играет ключевую роль в овладении навыками. Личностное знание передается через имитацию и не осознается ни обучающим, ни обучаемым. Сверхсознание проявляется в форме творческой интуиции на ранних этапах творчества, основанной на трансформации и рекомбинации следов в памяти. Игра, требующая фантазии, является основной формой развития сверхсознания у детей. Потребность преодоления препятствий, связанная с волей, подтверждается эмоциями, возникающими до достижения цели. Воля не определяется доминирующей потребностью, а является самостоятельной потребностью, связанной с преодолением преград. Воля и вооруженность определяют <text:soft-page-break/>характер человека: высокая вооруженность придает уверенность, а недостаточная - тревожность. Таким образом, анализ потребностей помогает определить понятия личности и характера, а также пути их диагностики.</text:p>
      <text:p text:style-name="P8"><text:tab/>Аксиология — это раздел философии, изучающий природу ценностей и оценок. Она занимается исследованием того, что такое ценности, как они возникают и какие существуют виды ценностей, такие как моральные, эстетические, религиозные и другие. Аксиология также рассматривает вопрос о том, как ценности влияют на человеческое поведение и принятие решений. Понятие ценности в аксиологии относится к значимости или важности, которую люди придают различным аспектам жизни и явлениям. Ценности определяют предпочтения и приоритеты индивидов и обществ, формируя основу для моральных и этических норм, культурных традиций и личных убежд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льхен</meta:initial-creator>
    <meta:editing-cycles>4</meta:editing-cycles>
    <meta:creation-date>2019-10-12T19:41:00</meta:creation-date>
    <dc:date>2024-05-25T21:55:58.038261324</dc:date>
    <meta:editing-duration>PT21M59S</meta:editing-duration>
    <meta:generator>LibreOffice/7.6.6.3$Linux_X86_64 LibreOffice_project/60$Build-3</meta:generator>
    <meta:document-statistic meta:table-count="0" meta:image-count="0" meta:object-count="0" meta:page-count="4" meta:paragraph-count="25" meta:word-count="839" meta:character-count="6949" meta:non-whitespace-character-count="6092"/>
    <meta:user-defined meta:name="AppVersion">14.0000</meta:user-defined>
    <meta:user-defined meta:name="Company">SPecialiST RePack</meta:user-defined>
    <meta:template xlink:type="simple" xlink:actuate="onRequest" xlink:title="Normal" xlink:href=""/>
  </office:meta>
</office:document-meta>
</file>